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63aa" officeooo:paragraph-rsid="000163aa"/>
    </style:style>
    <style:style style:name="P2" style:family="paragraph" style:parent-style-name="Standard">
      <style:text-properties style:font-name="Arial" fo:font-style="normal" style:text-underline-style="none" fo:font-weight="normal" officeooo:rsid="002a1dc9" officeooo:paragraph-rsid="002a1dc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3e711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c36af" officeooo:paragraph-rsid="005052b6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5052b6" officeooo:paragraph-rsid="005052b6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5cb284" officeooo:paragraph-rsid="005cb284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rial" fo:font-style="italic" style:text-underline-style="solid" style:text-underline-width="auto" style:text-underline-color="font-color" fo:font-weight="normal" officeooo:rsid="0009061d" officeooo:paragraph-rsid="002a1dc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Arial" fo:font-weight="bold" officeooo:rsid="000163aa" officeooo:paragraph-rsid="000163aa" style:font-weight-asian="bold" style:font-weight-complex="bold"/>
    </style:style>
    <style:style style:name="P9" style:family="paragraph" style:parent-style-name="Standard">
      <style:text-properties style:font-name="Courier New" fo:font-style="normal" style:text-underline-style="none" fo:font-weight="normal" officeooo:rsid="005052b6" officeooo:paragraph-rsid="000163a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Courier New" fo:font-style="normal" style:text-underline-style="none" fo:font-weight="normal" officeooo:rsid="0051da66" officeooo:paragraph-rsid="0051da6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Courier New" fo:font-style="normal" style:text-underline-style="none" fo:font-weight="normal" officeooo:rsid="002a1dc9" officeooo:paragraph-rsid="005052b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Courier New" fo:font-style="normal" style:text-underline-style="none" fo:font-weight="normal" officeooo:rsid="005f4681" officeooo:paragraph-rsid="005f468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9061d" officeooo:paragraph-rsid="005cb284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Arial" fo:font-style="italic" style:text-underline-style="solid" style:text-underline-width="auto" style:text-underline-color="font-color" fo:font-weight="normal" officeooo:rsid="0009061d" officeooo:paragraph-rsid="002a1dc9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Arial" fo:font-style="italic" style:text-underline-style="none" fo:font-weight="bold" officeooo:rsid="0009061d" officeooo:paragraph-rsid="006b6a46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Arial" fo:font-style="normal" style:text-underline-style="none" fo:font-weight="normal" officeooo:rsid="0009061d" officeooo:paragraph-rsid="006a0cf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Arial" fo:font-style="normal" style:text-underline-style="none" fo:font-weight="normal" officeooo:rsid="0009061d" officeooo:paragraph-rsid="002a1dc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Arial" fo:font-style="normal" style:text-underline-style="none" fo:font-weight="normal" officeooo:rsid="0009061d" officeooo:paragraph-rsid="0070cc06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Arial" fo:font-style="normal" style:text-underline-style="none" fo:font-weight="bold" officeooo:rsid="0009061d" officeooo:paragraph-rsid="006a0cf8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normal" style:text-underline-style="none" fo:font-weight="bold" officeooo:rsid="0009061d" officeooo:paragraph-rsid="006b20a5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Courier New" fo:font-style="normal" style:text-underline-style="none" fo:font-weight="normal" officeooo:rsid="0009061d" officeooo:paragraph-rsid="006a0cf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Courier New" fo:font-style="normal" style:text-underline-style="none" fo:font-weight="normal" officeooo:rsid="0009061d" officeooo:paragraph-rsid="006b20a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Courier New" fo:font-style="normal" style:text-underline-style="none" fo:font-weight="normal" officeooo:rsid="0009061d" officeooo:paragraph-rsid="006fdfb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Arial" fo:font-style="normal" style:text-underline-style="none" fo:font-weight="bold" officeooo:rsid="0009061d" officeooo:paragraph-rsid="006a0cf8" style:font-style-asian="normal" style:font-weight-asian="bold" style:font-style-complex="normal" style:font-weight-complex="bold"/>
    </style:style>
    <style:style style:name="T1" style:family="text">
      <style:text-properties fo:font-style="normal" style:text-underline-style="none" officeooo:rsid="0033e711" style:font-style-asian="normal" style:font-style-complex="normal"/>
    </style:style>
    <style:style style:name="T2" style:family="text">
      <style:text-properties fo:font-style="normal" style:text-underline-style="none" officeooo:rsid="0034c73b" style:font-style-asian="normal" style:font-style-complex="normal"/>
    </style:style>
    <style:style style:name="T3" style:family="text">
      <style:text-properties fo:font-style="normal" style:text-underline-style="none" fo:font-weight="normal" officeooo:rsid="005cb284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675638" style:font-style-asian="normal" style:font-weight-asian="normal" style:font-style-complex="normal" style:font-weight-complex="normal"/>
    </style:style>
    <style:style style:name="T5" style:family="text">
      <style:text-properties officeooo:rsid="0030670d"/>
    </style:style>
    <style:style style:name="T6" style:family="text">
      <style:text-properties officeooo:rsid="00572ad2"/>
    </style:style>
    <style:style style:name="T7" style:family="text">
      <style:text-properties officeooo:rsid="00653997"/>
    </style:style>
    <style:style style:name="T8" style:family="text">
      <style:text-properties officeooo:rsid="00667b39"/>
    </style:style>
    <style:style style:name="T9" style:family="text">
      <style:text-properties officeooo:rsid="00675638"/>
    </style:style>
    <style:style style:name="T10" style:family="text">
      <style:text-properties officeooo:rsid="006a0cf8"/>
    </style:style>
    <style:style style:name="T11" style:family="text">
      <style:text-properties officeooo:rsid="006b20a5"/>
    </style:style>
    <style:style style:name="T12" style:family="text">
      <style:text-properties officeooo:rsid="006b6a46"/>
    </style:style>
    <style:style style:name="T13" style:family="text">
      <style:text-properties officeooo:rsid="006bc937"/>
    </style:style>
    <style:style style:name="T14" style:family="text">
      <style:text-properties officeooo:rsid="006cb55f"/>
    </style:style>
    <style:style style:name="T15" style:family="text">
      <style:text-properties officeooo:rsid="006e8eed"/>
    </style:style>
    <style:style style:name="T16" style:family="text">
      <style:text-properties officeooo:rsid="006fdfbf"/>
    </style:style>
    <style:style style:name="T17" style:family="text">
      <style:text-properties style:font-name="Courier New" officeooo:rsid="006b20a5"/>
    </style:style>
    <style:style style:name="T18" style:family="text">
      <style:text-properties officeooo:rsid="0070cc06"/>
    </style:style>
    <style:style style:name="T19" style:family="text">
      <style:text-properties officeooo:rsid="007281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l Edwards</text:p>
      <text:p text:style-name="P1">Course: Java Programming 1</text:p>
      <text:p text:style-name="P1">Homework <text:span text:style-name="T8">8</text:span></text:p>
      <text:p text:style-name="P1">April <text:span text:style-name="T5">1</text:span><text:span text:style-name="T19">9</text:span>, 2011</text:p>
      <text:p text:style-name="P1"/>
      <text:p text:style-name="P1"/>
      <text:p text:style-name="P8">Source:</text:p>
      <text:p text:style-name="P9"/>
      <text:p text:style-name="P5"><text:span text:style-name="T9">&lt;name&gt;</text:span>.java:</text:p>
      <text:p text:style-name="P12"/>
      <text:p text:style-name="P11"/>
      <text:p text:style-name="P4"><text:span text:style-name="T9">&lt;name&gt;</text:span>.<text:span text:style-name="T6">html</text:span>:</text:p>
      <text:p text:style-name="P12"/>
      <text:p text:style-name="P10"/>
      <text:p text:style-name="P10"/>
      <text:p text:style-name="P3"><text:span text:style-name="T2">Test </text:span><text:span text:style-name="T1">Output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6">Webpage:</text:p>
      <text:p text:style-name="P13"><text:a xlink:type="simple" xlink:href="http://scaglietti.dyndns.org/Calculator/"><text:span text:style-name="T3">http://scaglietti.dyndns.org/</text:span></text:a><text:a xlink:type="simple" xlink:href="http://scaglietti.dyndns.org/Calculator/">&lt;</text:a><text:span text:style-name="T4">name&gt;</text:span><text:a xlink:type="simple" xlink:href="http://scaglietti.dyndns.org/Calculator/"><text:span text:style-name="T3">/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<text:span text:style-name="T12">The following is just a re-work of the account theme from problem A. I </text:span><text:span text:style-name="T13">successfully built an 'account' package which describes an account that also supports transfers. The </text:span><text:span text:style-name="T16">program </text:span><text:span text:style-name="T13">allows the user to specify </text:span><text:span text:style-name="T16">the number of threads, the delay between sub-operations, and whether</text:span><text:span text:style-name="T13"> the account</text:span><text:span text:style-name="T16">s</text:span><text:span text:style-name="T13"> should operate in synchronized or unsynchronized mode.</text:span></text:p>
      <text:p text:style-name="P7"/>
      <text:p text:style-name="P18"><text:span text:style-name="T11">When the accounts operate in unsynchronized mode, then all operations are interleaved regardless of account.</text:span></text:p>
      <text:p text:style-name="P18"><text:span text:style-name="T18"/></text:p>
      <text:p text:style-name="P18"><text:span text:style-name="T11">When the accounts operate in synchronized mode, then the only operations whic</text:span><text:span text:style-name="T15">h </text:span><text:span text:style-name="T11">are interleaved are those be performed on different accounts. This is the expected behavior.</text:span></text:p>
      <text:p text:style-name="P17"><text:span text:style-name="T11"/></text:p>
      <text:p text:style-name="P18"><text:a xlink:type="simple" xlink:href="http://scaglietti.dyndns.org/Banking/"><text:span text:style-name="T18">http://scaglietti.dyndns.org/Banking/</text:span></text:a></text:p>
      <text:p text:style-name="P18"><text:span text:style-name="T18"/></text:p>
      <text:p text:style-name="P18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OpenOffice.org/3.2$Linux OpenOffice.org_project/320m19$Build-9505</meta:generator>
    <dc:date>2011-04-19T01:04:39</dc:date>
    <dc:creator>Joel Edwards</dc:creator>
    <meta:editing-duration>PT77H41M09S</meta:editing-duration>
    <meta:editing-cycles>98</meta:editing-cycles>
    <meta:document-statistic meta:table-count="0" meta:image-count="0" meta:object-count="0" meta:page-count="2" meta:paragraph-count="14" meta:word-count="113" meta:character-count="808"/>
  </office:meta>
</office:document-meta>
</file>